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 style:list-style-name="L1">
      <style:text-properties fo:language="pl" fo:country="PL" officeooo:rsid="000186f2" officeooo:paragraph-rsid="000186f2"/>
    </style:style>
    <style:style style:name="P3" style:family="paragraph" style:parent-style-name="Standard" style:list-style-name="L1">
      <style:text-properties fo:language="pl" fo:country="PL" officeooo:rsid="000186f2" officeooo:paragraph-rsid="0003144e"/>
    </style:style>
    <style:style style:name="P4" style:family="paragraph" style:parent-style-name="Standard">
      <style:text-properties fo:language="pl" fo:country="PL" officeooo:rsid="000186f2" officeooo:paragraph-rsid="000186f2"/>
    </style:style>
    <style:style style:name="P5" style:family="paragraph" style:parent-style-name="Standard" style:list-style-name="L1">
      <style:text-properties fo:language="pl" fo:country="PL" officeooo:paragraph-rsid="0001caad"/>
    </style:style>
    <style:style style:name="P6" style:family="paragraph" style:parent-style-name="Standard" style:list-style-name="L1">
      <style:text-properties fo:language="pl" fo:country="PL" officeooo:paragraph-rsid="000186f2"/>
    </style:style>
    <style:style style:name="P7" style:family="paragraph" style:parent-style-name="Standard" style:list-style-name="L2">
      <style:text-properties fo:language="pl" fo:country="PL" officeooo:paragraph-rsid="0003144e"/>
    </style:style>
    <style:style style:name="P8" style:family="paragraph" style:parent-style-name="Standard" style:list-style-name="L2">
      <style:text-properties fo:language="pl" fo:country="PL" officeooo:paragraph-rsid="000186f2"/>
    </style:style>
    <style:style style:name="P9" style:family="paragraph" style:parent-style-name="Standard">
      <style:text-properties fo:language="pl" fo:country="PL" officeooo:paragraph-rsid="000186f2"/>
    </style:style>
    <style:style style:name="P10" style:family="paragraph" style:parent-style-name="Standard" style:list-style-name="L3">
      <style:text-properties fo:language="pl" fo:country="PL" officeooo:paragraph-rsid="000186f2"/>
    </style:style>
    <style:style style:name="P11" style:family="paragraph" style:parent-style-name="Standard">
      <style:text-properties fo:language="pl" fo:country="PL" officeooo:rsid="000402d1" officeooo:paragraph-rsid="000402d1"/>
    </style:style>
    <style:style style:name="P12" style:family="paragraph" style:parent-style-name="Standard" style:list-style-name="L4">
      <style:text-properties fo:language="pl" fo:country="PL" officeooo:rsid="000402d1" officeooo:paragraph-rsid="000402d1"/>
    </style:style>
    <style:style style:name="P13" style:family="paragraph" style:parent-style-name="Standard">
      <style:text-properties fo:language="pl" fo:country="PL" fo:font-weight="bold" officeooo:rsid="000402d1" officeooo:paragraph-rsid="000402d1" style:font-weight-asian="bold" style:font-weight-complex="bold"/>
    </style:style>
    <style:style style:name="P14" style:family="paragraph" style:parent-style-name="Standard">
      <style:paragraph-properties fo:break-before="page"/>
      <style:text-properties fo:language="pl" fo:country="PL" officeooo:rsid="000402d1" officeooo:paragraph-rsid="000402d1"/>
    </style:style>
    <style:style style:name="P15" style:family="paragraph" style:parent-style-name="Heading_20_1">
      <style:text-properties fo:language="pl" fo:country="PL"/>
    </style:style>
    <style:style style:name="P16" style:family="paragraph" style:parent-style-name="Title">
      <style:text-properties fo:language="pl" fo:country="PL"/>
    </style:style>
    <style:style style:name="T1" style:family="text">
      <style:text-properties officeooo:rsid="000186f2"/>
    </style:style>
    <style:style style:name="T2" style:family="text">
      <style:text-properties officeooo:rsid="0001caad"/>
    </style:style>
    <style:style style:name="T3" style:family="text">
      <style:text-properties officeooo:rsid="0003144e"/>
    </style:style>
    <style:style style:name="T4" style:family="text">
      <style:text-properties officeooo:rsid="000402d1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6">Wymagania w odniesieniu do pracy dyplomowej</text:p>
      <text:p text:style-name="P1"/>
      <text:h text:style-name="P15" text:outline-level="1"><text:span text:style-name="T1">Podział:</text:span></text:h>
      <text:list xml:id="list671695719" text:style-name="L1">
        <text:list-item>
          <text:p text:style-name="P2">strona tytułowa</text:p>
        </text:list-item>
        <text:list-item>
          <text:p text:style-name="P2">spis treści</text:p>
        </text:list-item>
        <text:list-item>
          <text:p text:style-name="P5"><text:span text:style-name="T1">wstęp </text:span></text:p>
          <text:list>
            <text:list-item>
              <text:p text:style-name="P5">podjęcia tematu, rozpoznanie tematu w literaturze, dokonania autora </text:p>
            </text:list-item>
            <text:list-item>
              <text:p text:style-name="P5">1-2 <text:span text:style-name="T2">strony</text:span></text:p>
            </text:list-item>
          </text:list>
        </text:list-item>
        <text:list-item>
          <text:p text:style-name="P2">cel I zakres pracy</text:p>
        </text:list-item>
        <text:list-item>
          <text:p text:style-name="P2">kolejne rozdziały</text:p>
        </text:list-item>
        <text:list-item>
          <text:p text:style-name="P6"><text:span text:style-name="T1">wnioski (</text:span>„Celem pracy było...”. <text:span text:style-name="T2">)</text:span></text:p>
        </text:list-item>
        <text:list-item>
          <text:p text:style-name="P2">literatura</text:p>
          <text:list>
            <text:list-item>
              <text:p text:style-name="P3">Autor: Tytuł (po tytule może wystąpić numer tomu). Wydawnictwo, rok. Przykłady: </text:p>
            </text:list-item>
            <text:list-item>
              <text:p text:style-name="P3">[1] Majka K.: Systemy rozliczeń i taryfy w elektroenergetyce. Wydawnictwa Politechniki Lubelskiej, 2005. </text:p>
            </text:list-item>
            <text:list-item>
              <text:p text:style-name="P3">[2] Poradnik inżyniera elektryka. Tom I. WNT, 1996. lub w innej wersji zapisu </text:p>
            </text:list-item>
            <text:list-item>
              <text:p text:style-name="P3">[3] Praca zbiorowa: Poradnik inżyniera elektryka. Tom I. WNT, 1996. </text:p>
            </text:list-item>
          </text:list>
        </text:list-item>
        <text:list-item>
          <text:p text:style-name="P2">załączniki</text:p>
        </text:list-item>
      </text:list>
      <text:p text:style-name="P4"/>
      <text:h text:style-name="P15" text:outline-level="1">Rozdziały:</text:h>
      <text:list xml:id="list3927776748" text:style-name="L2">
        <text:list-item>
          <text:p text:style-name="P7"><text:span text:style-name="T3">Rozdziały </text:span>(oznaczone kolejnymi cyframi: „1.”, „2.” itd.) </text:p>
        </text:list-item>
        <text:list-item>
          <text:p text:style-name="P7"><text:span text:style-name="T3">Podrozdziały </text:span>„1.1.”, „1.2.” </text:p>
        </text:list-item>
        <text:list-item>
          <text:p text:style-name="P7"><text:span text:style-name="T3">mniejsze podrozdziały </text:span>„1.1.1.”, „1.1.2.” <text:s text:c="3"/>- <text:span text:style-name="T3">dalszy podział niezalecany</text:span></text:p>
        </text:list-item>
        <text:list-item>
          <text:p text:style-name="P7">Nazwy rozdziałów i podrozdziałów nie powinny kończyć się kropką. </text:p>
        </text:list-item>
        <text:list-item>
          <text:p text:style-name="P8">nowe zagadnienie w rozdziale - podział na akapity <text:span text:style-name="T4">(0,85 cm)</text:span></text:p>
        </text:list-item>
      </text:list>
      <text:p text:style-name="P9"/>
      <text:h text:style-name="P15" text:outline-level="1">Nagłówki:</text:h>
      <text:list xml:id="list3158830442" text:style-name="L3">
        <text:list-item>
          <text:p text:style-name="P10">Nagłówki powinny znaleźć się na wszystkich stronach z wyjątkiem strony tytułowej oraz pierwszej strony każdego rozdziału. </text:p>
        </text:list-item>
        <text:list-item>
          <text:p text:style-name="P10">Każdy nagłówek powinien zawierać dwie informacje: tytuł danego rozdziału i numer strony. Czcionka nagłówka powinna mieć rozmiar większy niż tekst rozdziału – zwykle o 2 pt. </text:p>
        </text:list-item>
      </text:list>
      <text:p text:style-name="P11"/>
      <text:h text:style-name="P15" text:outline-level="1">Marginesy:</text:h>
      <text:list xml:id="list4274183382" text:style-name="L4">
        <text:list-item>
          <text:p text:style-name="P12">lewy 3,5 cm, </text:p>
        </text:list-item>
        <text:list-item>
          <text:p text:style-name="P12"><text:soft-page-break/>prawy 2 cm, </text:p>
        </text:list-item>
        <text:list-item>
          <text:p text:style-name="P12">górny 2,5 cm, </text:p>
        </text:list-item>
        <text:list-item>
          <text:p text:style-name="P12">dolny 2,0 cm </text:p>
        </text:list-item>
        <text:list-item>
          <text:p text:style-name="P12">w wersji dwustronnej stowować marginesy dwustronne</text:p>
        </text:list-item>
      </text:list>
      <text:p text:style-name="P11"/>
      <text:p text:style-name="P14"/>
      <text:p text:style-name="P11">Nagłówki powinny znaleźć się na wszystkich stronach <text:span text:style-name="T5">z wyjątkiem strony tytułowej oraz pierwszej strony każdego rozdziału</text:span>. Każdy nagłówek powinien zawierać dwie informacje: <text:span text:style-name="T5">tytuł danego rozdziału i numer strony. </text:span>Czcionka nagłówka powinna mieć rozmiar większy niż tekst rozdziału – zwykle o 2 pt. </text:p>
      <text:p text:style-name="P11"/>
      <text:p text:style-name="P11"/>
      <text:p text:style-name="P11"/>
      <text:p text:style-name="P13">Na stronie tytułowej numer strony nie powinien być wyświetlan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 LibreOffice_project/efb621ed25068d70781dc026f7e9c5187a4decd1</meta:generator>
    <dc:date>2018-10-21T10:09:25.951000000</dc:date>
    <meta:editing-duration>PT15M18S</meta:editing-duration>
    <meta:editing-cycles>2</meta:editing-cycles>
    <meta:document-statistic meta:table-count="0" meta:image-count="0" meta:object-count="0" meta:page-count="3" meta:paragraph-count="33" meta:word-count="257" meta:character-count="1672" meta:non-whitespace-character-count="1452"/>
  </office:meta>
</office:document-meta>
</file>